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ambria" fo:font-size="13pt" fo:font-style="normal" fo:text-shadow="none" style:text-underline-style="none" fo:font-weight="bold" style:font-size-asian="13pt" style:font-style-asian="normal" style:font-weight-asian="bold" style:font-name-complex="Docs-Cambria" style:font-size-complex="13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23"/>
          <table:table-cell table:number-columns-repeated="1018"/>
        </table:table-row>
        <table:table-row table:style-name="ro3">
          <table:table-cell table:style-name="ce2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table:number-columns-repeated="1009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85.2" calcext:value-type="float">
            <text:p>-85,2</text:p>
          </table:table-cell>
          <table:table-cell table:style-name="ce17" table:formula="of:=POWER(10;[.C4]/10)" office:value-type="float" office:value="0.00000000301995172040202" calcext:value-type="float">
            <text:p>3,02E-09</text:p>
          </table:table-cell>
          <table:table-cell table:style-name="ce20" table:formula="of:=SQRT([.D4]/[.$D$14])" office:value-type="float" office:value="0.01671067122889" calcext:value-type="float">
            <text:p>1,67E-02</text:p>
          </table:table-cell>
          <table:table-cell table:style-name="ce25" table:formula="of:=BESSELJ([.D$2];[.A4])" office:value-type="float" office:value="-0.0142244728267807" calcext:value-type="float">
            <text:p>-0,0142244728267807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60.2" calcext:value-type="float">
            <text:p>-60,2</text:p>
          </table:table-cell>
          <table:table-cell table:style-name="ce18" table:formula="of:=POWER(10;[.C5]/10)" office:value-type="float" office:value="0.000000954992586021435" calcext:value-type="float">
            <text:p>9,55E-07</text:p>
          </table:table-cell>
          <table:table-cell table:style-name="ce21" table:formula="of:=SQRT([.D5]/[.$D$14])" office:value-type="float" office:value="0.297162425742648" calcext:value-type="float">
            <text:p>2,97E-01</text:p>
          </table:table-cell>
          <table:table-cell table:style-name="ce26" table:formula="of:=BESSELJ([.D$2];[.A5])" office:value-type="float" office:value="0.205104038613523" calcext:value-type="float">
            <text:p>0,205104038613523</text:p>
          </table:table-cell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74" calcext:value-type="float">
            <text:p>-74</text:p>
          </table:table-cell>
          <table:table-cell table:style-name="ce18" table:formula="of:=POWER(10;[.C6]/10)" office:value-type="float" office:value="0.0000000398107170553497" calcext:value-type="float">
            <text:p>3,98E-08</text:p>
          </table:table-cell>
          <table:table-cell table:style-name="ce21" table:formula="of:=SQRT([.D6]/[.$D$14])" office:value-type="float" office:value="0.0606727800368807" calcext:value-type="float">
            <text:p>6,07E-02</text:p>
          </table:table-cell>
          <table:table-cell table:style-name="ce26" table:formula="of:=BESSELJ([.D$2];[.A6])" office:value-type="float" office:value="0.0415716779752504" calcext:value-type="float">
            <text:p>0,0415716779752504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60.6" calcext:value-type="float">
            <text:p>-60,6</text:p>
          </table:table-cell>
          <table:table-cell table:style-name="ce18" table:formula="of:=POWER(10;[.C7]/10)" office:value-type="float" office:value="0.00000087096358995608" calcext:value-type="float">
            <text:p>8,71E-07</text:p>
          </table:table-cell>
          <table:table-cell table:style-name="ce21" table:formula="of:=SQRT([.D7]/[.$D$14])" office:value-type="float" office:value="0.283787913428375" calcext:value-type="float">
            <text:p>2,84E-01</text:p>
          </table:table-cell>
          <table:table-cell table:style-name="ce26" table:formula="of:=BESSELJ([.D$2];[.A7])" office:value-type="float" office:value="-0.194018257820123" calcext:value-type="float">
            <text:p>-0,194018257820123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64.8" calcext:value-type="float">
            <text:p>-64,8</text:p>
          </table:table-cell>
          <table:table-cell table:style-name="ce18" table:formula="of:=POWER(10;[.C8]/10)" office:value-type="float" office:value="0.000000331131121482591" calcext:value-type="float">
            <text:p>3,31E-07</text:p>
          </table:table-cell>
          <table:table-cell table:style-name="ce21" table:formula="of:=SQRT([.D8]/[.$D$14])" office:value-type="float" office:value="0.174982209008635" calcext:value-type="float">
            <text:p>1,75E-01</text:p>
          </table:table-cell>
          <table:table-cell table:style-name="ce26" table:formula="of:=BESSELJ([.D$2];[.A8])" office:value-type="float" office:value="-0.1191789811033" calcext:value-type="float">
            <text:p>-0,1191789811033</text:p>
          </table:table-cell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64.6" calcext:value-type="float">
            <text:p>-64,6</text:p>
          </table:table-cell>
          <table:table-cell table:style-name="ce18" table:formula="of:=POWER(10;[.C9]/10)" office:value-type="float" office:value="0.000000346736850452532" calcext:value-type="float">
            <text:p>3,47E-07</text:p>
          </table:table-cell>
          <table:table-cell table:style-name="ce21" table:formula="of:=SQRT([.D9]/[.$D$14])" office:value-type="float" office:value="0.179058068252343" calcext:value-type="float">
            <text:p>1,79E-01</text:p>
          </table:table-cell>
          <table:table-cell table:style-name="ce26" table:formula="of:=BESSELJ([.D$2];[.A9])" office:value-type="float" office:value="0.13045613456503" calcext:value-type="float">
            <text:p>0,13045613456503</text:p>
          </table:table-cell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60.1" calcext:value-type="float">
            <text:p>-60,1</text:p>
          </table:table-cell>
          <table:table-cell table:style-name="ce18" table:formula="of:=POWER(10;[.C10]/10)" office:value-type="float" office:value="0.000000977237220955811" calcext:value-type="float">
            <text:p>9,77E-07</text:p>
          </table:table-cell>
          <table:table-cell table:style-name="ce21" table:formula="of:=SQRT([.D10]/[.$D$14])" office:value-type="float" office:value="0.300603404459296" calcext:value-type="float">
            <text:p>3,01E-01</text:p>
          </table:table-cell>
          <table:table-cell table:style-name="ce26" table:formula="of:=BESSELJ([.D$2];[.A10])" office:value-type="float" office:value="0.206149737479986" calcext:value-type="float">
            <text:p>0,206149737479986</text:p>
          </table:table-cell>
          <table:table-cell table:number-columns-repeated="1018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75.4" calcext:value-type="float">
            <text:p>-75,4</text:p>
          </table:table-cell>
          <table:table-cell table:style-name="ce18" table:formula="of:=POWER(10;[.C11]/10)" office:value-type="float" office:value="0.000000028840315031266" calcext:value-type="float">
            <text:p>2,88E-08</text:p>
          </table:table-cell>
          <table:table-cell table:style-name="ce21" table:formula="of:=SQRT([.D11]/[.$D$14])" office:value-type="float" office:value="0.0516409109728749" calcext:value-type="float">
            <text:p>5,16E-02</text:p>
          </table:table-cell>
          <table:table-cell table:style-name="ce26" table:formula="of:=BESSELJ([.D$2];[.A11])" office:value-type="float" office:value="0.0344636554189592" calcext:value-type="float">
            <text:p>0,0344636554189592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61.5" calcext:value-type="float">
            <text:p>-61,5</text:p>
          </table:table-cell>
          <table:table-cell table:style-name="ce18" table:formula="of:=POWER(10;[.C12]/10)" office:value-type="float" office:value="0.000000707945784384137" calcext:value-type="float">
            <text:p>7,08E-07</text:p>
          </table:table-cell>
          <table:table-cell table:style-name="ce21" table:formula="of:=SQRT([.D12]/[.$D$14])" office:value-type="float" office:value="0.255854991948441" calcext:value-type="float">
            <text:p>2,56E-01</text:p>
          </table:table-cell>
          <table:table-cell table:style-name="ce26" table:formula="of:=BESSELJ([.D$2];[.A12])" office:value-type="float" office:value="-0.173983659088957" calcext:value-type="float">
            <text:p>-0,173983659088957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59.4" calcext:value-type="float">
            <text:p>-59,4</text:p>
          </table:table-cell>
          <table:table-cell table:style-name="ce19" table:formula="of:=POWER(10;[.C13]/10)" office:value-type="float" office:value="0.00000114815362149688" calcext:value-type="float">
            <text:p>1,15E-06</text:p>
          </table:table-cell>
          <table:table-cell table:style-name="ce22" table:formula="of:=SQRT([.D13]/[.$D$14])" office:value-type="float" office:value="0.325832120539833" calcext:value-type="float">
            <text:p>3,26E-01</text:p>
          </table:table-cell>
          <table:table-cell table:style-name="ce27" table:formula="of:=BESSELJ([.D$2];[.A13])" office:value-type="float" office:value="-0.220046225113847" calcext:value-type="float">
            <text:p>-0,220046225113847</text:p>
          </table:table-cell>
          <table:table-cell table:number-columns-repeated="1018"/>
        </table:table-row>
        <table:table-row table:style-name="ro1">
          <table:table-cell/>
          <table:table-cell table:style-name="ce30"/>
          <table:table-cell table:style-name="ce15" office:value-type="string" calcext:value-type="string">
            <text:p>Potencia total</text:p>
          </table:table-cell>
          <table:table-cell table:style-name="ce15" table:formula="of:=+[.D4]+2*SUM([.D5:.D13])" office:value-type="float" office:value="0.0000108146435653926" calcext:value-type="float">
            <text:p>1,08146435653926E-05</text:p>
          </table:table-cell>
          <table:table-cell table:style-name="ce15" office:value-type="string" calcext:value-type="string">
            <text:p>mW</text:p>
          </table:table-cell>
          <table:table-cell table:number-columns-repeated="1019"/>
        </table:table-row>
        <table:table-row table:style-name="ro1">
          <table:table-cell/>
          <table:table-cell table:style-name="ce30"/>
          <table:table-cell table:number-columns-repeated="1022"/>
        </table:table-row>
        <table:table-row table:style-name="ro5"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0"/>
          <table:covered-table-cell table:number-columns-repeated="4"/>
          <table:table-cell table:number-columns-repeated="1018"/>
        </table:table-row>
        <table:table-row table:style-name="ro1" table:number-rows-repeated="965">
          <table:table-cell/>
          <table:table-cell table:style-name="ce30"/>
          <table:table-cell table:number-columns-repeated="1022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text> </number:text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19:19:41.5625338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0T19:25:12.911831108</dc:date>
    <meta:editing-duration>PT28M55S</meta:editing-duration>
    <meta:editing-cycles>3</meta:editing-cycles>
    <meta:generator>LibreOffice/24.2.6.2$Linux_X86_64 LibreOffice_project/420$Build-2</meta:generator>
    <meta:document-statistic meta:table-count="1" meta:cell-count="70" meta:object-count="0"/>
  </office:meta>
</office:document-meta>
</file>